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ans3" svg:font-family="'DejaVu Sans', sans-serif"/>
    <style:font-face style:name="DejaVu Serif4" svg:font-family="'DejaVu Serif', serif"/>
    <style:font-face style:name="LiberationSans" svg:font-family="LiberationSans"/>
    <style:font-face style:name="Lucidasans1" svg:font-family="Lucidasans"/>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TextBody">
      <style:paragraph-properties loext:contextual-spacing="false" fo:margin-top="0.5902in" fo:margin-bottom="0.0827in" fo:text-align="center" style:justify-single-word="false"/>
      <style:text-properties fo:font-size="24pt" style:font-size-asian="24pt" style:font-size-complex="24pt"/>
    </style:style>
    <style:style style:name="P51" style:family="paragraph" style:parent-style-name="OOoSubtitle" style:master-page-name="">
      <style:paragraph-properties loext:contextual-spacing="false" fo:margin-top="0in" fo:margin-bottom="0.7874in" style:page-number="auto"/>
      <style:text-properties fo:font-size="28pt" fo:font-weight="normal" style:font-size-asian="28pt" style:font-weight-asian="normal" style:font-size-complex="28pt" style:font-weight-complex="normal"/>
    </style:style>
    <style:style style:name="P52" style:family="paragraph" style:parent-style-name="Text_20_body">
      <style:text-properties style:font-name="LiberationSans" fo:font-size="11pt"/>
    </style:style>
    <style:style style:name="P53" style:family="paragraph" style:parent-style-name="Contents_20_4">
      <style:paragraph-properties>
        <style:tab-stops>
          <style:tab-stop style:position="6.1035in" style:type="right" style:leader-style="dotted" style:leader-text="."/>
        </style:tab-stops>
      </style:paragraph-properties>
    </style:style>
    <style:style style:name="P54" style:family="paragraph" style:parent-style-name="OOoNum_20_123_20_End" style:list-style-name="OOoNum_20_123"/>
    <style:style style:name="P55" style:family="paragraph" style:parent-style-name="OOoNum_20_123_20_End" style:list-style-name="OOoNum_20_123">
      <style:paragraph-properties loext:contextual-spacing="false"/>
    </style:style>
    <style:style style:name="P56" style:family="paragraph" style:parent-style-name="OOoNum_20_123_20_End">
      <style:paragraph-properties loext:contextual-spacing="false"/>
    </style:style>
    <style:style style:name="P57" style:family="paragraph" style:parent-style-name="OOoNum_20_123_20_Cont." style:list-style-name="OOoNum_20_123"/>
    <style:style style:name="P58" style:family="paragraph" style:parent-style-name="OOoNum_20_123_20_Cont." style:list-style-name="OOoNum_20_123">
      <style:paragraph-properties loext:contextual-spacing="false"/>
    </style:style>
    <style:style style:name="P59" style:family="paragraph" style:parent-style-name="OOoNum_20_123_20_Cont.">
      <style:paragraph-properties loext:contextual-spacing="false"/>
    </style:style>
    <style:style style:name="P60" style:family="paragraph" style:parent-style-name="OOoHeading_20_2">
      <style:paragraph-properties loext:contextual-spacing="false" fo:margin-top="0.1929in" fo:margin-bottom="0.2008in"/>
    </style:style>
    <style:style style:name="P61" style:family="paragraph" style:parent-style-name="OOoHeading_20_2" style:list-style-name="" style:master-page-name="">
      <style:paragraph-properties style:page-number="auto" fo:keep-with-next="always"/>
    </style:style>
    <style:style style:name="P62" style:family="paragraph" style:parent-style-name="OOoHeading_20_2" style:master-page-name="">
      <style:paragraph-properties style:page-number="auto"/>
    </style:style>
    <style:style style:name="P63" style:family="paragraph" style:parent-style-name="OOoNum_20_123_20_Start" style:list-style-name="OOoNum_20_123"/>
    <style:style style:name="P64" style:family="paragraph" style:parent-style-name="OOoNum_20_123_20_Start">
      <style:paragraph-properties loext:contextual-spacing="false"/>
    </style:style>
    <style:style style:name="P65" style:family="paragraph" style:parent-style-name="OOoNum_20_123_20_Start" style:master-page-name="">
      <style:paragraph-properties style:page-number="auto" fo:keep-with-next="always"/>
    </style:style>
    <style:style style:name="P66" style:family="paragraph" style:parent-style-name="OOoProductName" style:master-page-name="OOoTitlePage">
      <style:paragraph-properties loext:contextual-spacing="false" style:page-number="auto"/>
      <style:text-properties fo:font-size="44pt" fo:font-weight="normal" style:font-size-asian="44pt" style:font-weight-asian="normal" style:font-size-complex="44pt" style:font-weight-complex="normal"/>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OOoList_20_1_20_Cont." style:list-style-name="OOoBullets_20_1"/>
    <style:style style:name="P70" style:family="paragraph" style:parent-style-name="OOoList_20_1_20_Cont." style:list-style-name="OOoBullets_20_1">
      <style:paragraph-properties loext:contextual-spacing="false"/>
    </style:style>
    <style:style style:name="P71" style:family="paragraph" style:parent-style-name="OOoList_20_1_20_Cont." style:master-page-name="">
      <style:paragraph-properties fo:margin-top="0in" fo:margin-bottom="0in" style:page-number="auto"/>
    </style:style>
    <style:style style:name="P72" style:family="paragraph" style:parent-style-name="OOoList_20_1_20_Start" style:list-style-name="OOoBullets_20_1"/>
    <style:style style:name="P73" style:family="paragraph" style:parent-style-name="OOoList_20_1_20_Start" style:list-style-name="OOoBullets_20_1">
      <style:paragraph-properties loext:contextual-spacing="false"/>
    </style:style>
    <style:style style:name="P74" style:family="paragraph" style:parent-style-name="OOoList_20_1_20_Start">
      <style:paragraph-properties loext:contextual-spacing="false"/>
    </style:style>
    <style:style style:name="P75" style:family="paragraph" style:parent-style-name="OOoList_20_1_20_Start" style:master-page-name="">
      <style:paragraph-properties style:page-number="auto" fo:keep-with-next="always"/>
    </style:style>
    <style:style style:name="P76" style:family="paragraph" style:parent-style-name="OOoList_20_1_20_End">
      <style:paragraph-properties fo:margin-left="0.5in" fo:margin-right="0in" fo:text-indent="-0.2598in" style:auto-text-indent="false"/>
    </style:style>
    <style:style style:name="P77" style:family="paragraph" style:parent-style-name="OOoHeading_20_0">
      <style:paragraph-properties fo:break-before="page"/>
    </style:style>
    <style:style style:name="P78" style:family="paragraph" style:parent-style-name="OOoTextBody" style:list-style-name="L1"/>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OOoToCHead" style:master-page-name="OOoFrontMatter">
      <style:paragraph-properties style:page-number="auto"/>
    </style:style>
    <style:style style:name="P81"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T24" style:family="text">
      <style:text-properties style:font-name="Times New Roman"/>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Apache OpenOffice</text:p>
      <text:p text:style-name="P51">Version 4.1</text:p>
      <text:p text:style-name="OOoGuideName">Getting Started</text:p>
      <text:p text:style-name="P50">AOO Documentation Team</text:p>
      <text:p text:style-name="OOoTextBody"/>
      <text:p text:style-name="OOoPageBreak"/>
      <text:p text:style-name="OOoCopyrightPage"><text:bookmark-start text:name="__RefHeading__35662013"/>Copyright<text:bookmark-end text:name="__RefHeading__35662013"/></text:p>
      <text:p text:style-name="OOoTextBody">This document is Copyright <text:span text:style-name="T24">©</text:span> 2021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June 2022. Based on Apache OpenOffice 4.1.</text:p>
      <text:p text:style-name="P52"/>
      <text:p text:style-name="Standard"/>
      <text:p text:style-name="P80">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9">Chapter 3 <text:line-break/>Getting Started with Writer<text:tab/>5</text:p>
          <text:p text:style-name="P68">What Is Writer?<text:tab/>5</text:p>
          <text:p text:style-name="P68">The Writer Interface<text:tab/>5</text:p>
          <text:p text:style-name="P67">Status Bar<text:tab/>6</text:p>
          <text:p text:style-name="P68">Changing Document Views<text:tab/>8</text:p>
          <text:p text:style-name="P68">Moving Quickly through a Document<text:tab/>9</text:p>
          <text:p text:style-name="P68">Working with Documents<text:tab/>10</text:p>
          <text:p text:style-name="P67">Saving as a Microsoft Word File<text:tab/>10</text:p>
          <text:p text:style-name="P68">Working with Text<text:tab/>11</text:p>
          <text:p text:style-name="P67">Selecting Items That Are Not Consecutive<text:tab/>11</text:p>
          <text:p text:style-name="P67">Selecting a Vertical Block of Text<text:tab/>12</text:p>
          <text:p text:style-name="P67">Cutting, Copying, and Pasting Text<text:tab/>12</text:p>
          <text:p text:style-name="P67">Finding and Replacing Text and Formatting<text:tab/>13</text:p>
          <text:p text:style-name="P53">Using the Find Toolbar<text:tab/>13</text:p>
          <text:p text:style-name="P53">Using the Find &amp; Replace dialog<text:tab/>13</text:p>
          <text:p text:style-name="P67">Inserting Special Characters<text:tab/>15</text:p>
          <text:p text:style-name="P67">Inserting Dashes and Non-breaking Spaces and Hyphens<text:tab/>15</text:p>
          <text:p text:style-name="P67">Setting Tab Stops and Indents<text:tab/>16</text:p>
          <text:p text:style-name="P67">Changing the Default Tab stop Interval<text:tab/>16</text:p>
          <text:p text:style-name="P67">Checking Spelling and Grammar<text:tab/>17</text:p>
          <text:p text:style-name="P67">Using Built-in Language tools<text:tab/>17</text:p>
          <text:p text:style-name="P67">Using AutoCorrect<text:tab/>18</text:p>
          <text:p text:style-name="P67">Using Word Completion<text:tab/>19</text:p>
          <text:p text:style-name="P67">Using AutoText<text:tab/>19</text:p>
          <text:p text:style-name="P53">Creating AutoText<text:tab/>19</text:p>
          <text:p text:style-name="P53">Inserting AutoText<text:tab/>20</text:p>
          <text:p text:style-name="P68">Formatting Text<text:tab/>20</text:p>
          <text:p text:style-name="P67">Using Styles Is Recommended<text:tab/>20</text:p>
          <text:p text:style-name="P67">Formatting Paragraphs<text:tab/>20</text:p>
          <text:p text:style-name="P67">Formatting Characters<text:tab/>20</text:p>
          <text:p text:style-name="P67">Auto-formatting<text:tab/>21</text:p>
          <text:p text:style-name="P67">Creating Numbered or Bulleted Lists<text:tab/>21</text:p>
          <text:p text:style-name="P53">Using the Bullets and Numbering Toolbar<text:tab/>22</text:p>
          <text:p text:style-name="P67">Hyphenating Words<text:tab/>22</text:p>
          <text:p text:style-name="P53">Automatic Hyphenation<text:tab/>22</text:p>
          <text:p text:style-name="P53">Manual Hyphenation<text:tab/>23</text:p>
          <text:p text:style-name="P68">Formatting Pages<text:tab/>24</text:p>
          <text:p text:style-name="P67">Which Layout Method to Choose?<text:tab/>24</text:p>
          <text:p text:style-name="P67">Creating Headers and Footers<text:tab/>25</text:p>
          <text:p text:style-name="P67">Numbering Pages<text:tab/>26</text:p>
          <text:p text:style-name="P53">Including the Total Number of Pages<text:tab/>26</text:p>
          <text:p text:style-name="P53">Restarting Page Numbering<text:tab/>26</text:p>
          <text:p text:style-name="P67">Changing Page Margins<text:tab/>27</text:p>
          <text:p text:style-name="P68">Adding Comments to a Document<text:tab/>28</text:p>
          <text:p text:style-name="P68">Creating a Table of Contents<text:tab/>29</text:p>
          <text:p text:style-name="P68">Creating Indexes and Bibliographies<text:tab/>30</text:p>
          <text:p text:style-name="P68">Adding Images and Other Graphics<text:tab/>30</text:p>
          <text:p text:style-name="P68">Adding Tables, Spreadsheets, and Charts<text:tab/>30</text:p>
          <text:p text:style-name="P67">Creating a Table from a Calc Spreadsheet<text:tab/>31</text:p>
          <text:p text:style-name="P67">Creating a Chart<text:tab/>31</text:p>
          <text:p text:style-name="P68"><text:soft-page-break/>Adding a Movie or Sound<text:tab/>32</text:p>
          <text:p text:style-name="P68">Printing<text:tab/>32</text:p>
          <text:p text:style-name="P68">Using Mail Merge<text:tab/>32</text:p>
          <text:p text:style-name="P68">Tracking Changes to a Document<text:tab/>33</text:p>
          <text:p text:style-name="P68">Using Fields<text:tab/>33</text:p>
          <text:p text:style-name="P68">Linking to Another Part of a Document<text:tab/>33</text:p>
          <text:p text:style-name="P67">Using Hyperlinks<text:tab/>34</text:p>
          <text:p text:style-name="P67">Using Cross-References<text:tab/>35</text:p>
          <text:p text:style-name="P67">Using Bookmarks<text:tab/>36</text:p>
          <text:p text:style-name="P68">Using Master Documents<text:tab/>37</text:p>
          <text:p text:style-name="P68">Creating Fill-in Forms<text:tab/>37</text:p>
        </text:index-body>
      </text:table-of-content>
      <text:p text:style-name="OOoTextBody"/>
      <text:h text:style-name="P77"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64698672" text:key1="Writer"/>features<text:alphabetical-index-mark text:string-value="workspace" text:key1="Writer"/><text:alphabetical-index-mark-end text:id="IMark64698672"/><text:alphabetical-index-mark text:string-value="Writer" text:key1="features"/>:</text:p>
      <text:list xml:id="list4287073865314536186"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3"><draw:text-box fo:min-height="3.5374in"><text:p text:style-name="OOoFigureCaption"><draw:frame draw:style-name="fr10" draw:name="graphics39" text:anchor-type="as-char" svg:width="6.1161in" svg:height="3.3311in" draw:z-index="1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start text:id="IMark64699056" text:key1="Writer"/><text:alphabetical-index-mark text:string-value="Writer" text:key1="status bar"/>status bar<text:alphabetical-index-mark-end text:id="IMark64699056"/> provides information about the document and convenient ways to quickly change some document features.</text:p>
      <text:p text:style-name="OOoFigure"><draw:frame draw:style-name="fr2" draw:name="Frame28" text:anchor-type="as-char" svg:width="5.2783in" draw:z-index="16"><draw:text-box fo:min-height="1.2102in"><text:p text:style-name="OOoFigureCaption"><draw:frame draw:style-name="fr11" draw:name="graphics40" text:anchor-type="as-char" svg:width="5.2953in" svg:height="0.9528in" draw:z-index="1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text:soft-page-break/>Click to open a menu where you can choose another language for the selected text or for the paragraph where the cursor is located. You can also select <text:span text:style-name="OOoMenuPath">None</text:span><text:span text:style-name="OOoMenuPath"><text:span text:style-name="T3"> (Do </text:span></text:span><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18"><draw:text-box fo:min-height="1.2366in"><text:p text:style-name="OOoFigureCaption"><draw:frame draw:style-name="fr12" draw:name="graphics41" text:anchor-type="paragraph" svg:x="0in" svg:y="0in" svg:width="5.6181in" svg:height="1.0398in" draw:z-index="1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1"><draw:text-box fo:min-height="3.4339in"><text:p text:style-name="OOoFigureCaption"><draw:frame draw:style-name="fr14" draw:name="graphics44" text:anchor-type="paragraph" svg:x="0.0016in" svg:y="0.0008in" svg:width="4.9217in" svg:height="3.4016in" draw:z-index="2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3"><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1">&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4"><draw:text-box fo:min-height="2.802in"><text:p text:style-name="OOoFigureCaption"><draw:frame draw:style-name="fr11" draw:name="graphics48" text:anchor-type="as-char" svg:width="5.3799in" svg:height="2.5799in" draw:z-index="2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981784684" text:key1="Writer"/><text:alphabetical-index-mark-start text:id="IMark981774216"/>Navigation toolbar<text:alphabetical-index-mark-end text:id="IMark981774216"/><text:alphabetical-index-mark-end text:id="IMark981784684"/>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26"><draw:text-box fo:min-height="1.8016in"><text:p text:style-name="OOoFigureCaption"><draw:frame draw:style-name="fr15" draw:name="graphics49" text:anchor-type="as-char" svg:width="3.5244in" svg:height="1.4929in" draw:z-index="2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64699056"/><text:alphabetical-index-mark-start text:id="IMark991190092" text:key1="Writer"/>Navigation icons<text:alphabetical-index-mark-end text:id="IMark991190092"/><text:alphabetical-index-mark-end text:id="IMark64699056"/></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28"><draw:text-box fo:min-height="1.4311in"><text:p text:style-name="OOoFigureCaption"><draw:frame draw:style-name="fr16" draw:name="graphics50" text:anchor-type="paragraph" svg:x="0.0016in" svg:y="0.0008in" svg:width="2.7189in" svg:height="1.1665in" draw:z-index="29"><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456432277319236775" text:style-name="OOoNum_20_123">
        <text:list-item text:start-value="1">
          <text:p text:style-name="P63"><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4">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0"><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2"><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text:soft-page-break/>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1">&gt;</text:span></text:span> Options <text:span text:style-name="OOoMenuPath"><text:span text:style-name="T21">&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301668116" text:key1="selecting"/><text:alphabetical-index-mark text:string-value="nonconsecutive items, selecting"/>nonconsecutive items<text:alphabetical-index-mark-end text:id="IMark301668116"/> (as shown in <text:sequence-ref text:reference-format="category-and-value" text:ref-name="refFigure8">Figure 9</text:sequence-ref>) using the mouse:</text:p>
      <text:list xml:id="list37766537" text:continue-list="list456432277319236775"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33"><draw:text-box fo:min-height="2.9091in"><text:p text:style-name="OOoFigureCaption"><draw:frame draw:style-name="fr18" draw:name="graphics53" text:anchor-type="as-char" svg:width="5.5701in" svg:height="2.6902in" draw:z-index="34"><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7769528" text:continue-list="list3776653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text:soft-page-break/>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start text:id="IMark981774120" text:key1="selecting"/><text:alphabetical-index-mark text:string-value="vertical block of text, select"/>Vertical Block of Text<text:alphabetical-index-mark-end text:id="IMark981774120"/></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81" svg:width="0.4748in" svg:height="0.3197in" svg:x="4.761in" svg:y="0in"><text:p/></draw:ellipse><draw:frame draw:style-name="fr15" draw:name="graphics54" text:anchor-type="as-char" svg:width="4.9217in" svg:height="0.3201in" draw:z-index="35"><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36"><draw:text-box fo:min-height="0.9957in"><text:p text:style-name="OOoFigureCaption"><draw:frame draw:style-name="fr19" draw:name="graphics55" text:anchor-type="as-char" svg:width="2.85in" svg:height="0.7598in" draw:z-index="37"><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981774120"/>cut and paste<text:alphabetical-index-mark-end text:id="IMark981774120"/>)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73">Choose <text:span text:style-name="OOoMenuPath"><text:span text:style-name="T1">Edit </text:span></text:span><text:span text:style-name="OOoMenuPath"><text:span text:style-name="T22">&gt;</text:span></text:span><text:span text:style-name="OOoMenuPath"><text:span text:style-name="T1"> Paste Special</text:span></text:span>, or</text:p>
        </text:list-item>
      </text:list>
      <text:list xml:id="list37759040" text:continue-list="list4287073865314536186"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38"><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72">Find and replace words and phrases</text:p>
        </text:list-item>
        <text:list-item>
          <text:p text:style-name="P69">Use <text:alphabetical-index-mark-start text:id="IMark981898372"/>wildcards<text:alphabetical-index-mark-end text:id="IMark981898372"/> and <text:alphabetical-index-mark-start text:id="IMark981784684"/>regular expressions<text:alphabetical-index-mark-end text:id="IMark981784684"/> to fine-tune a search</text:p>
        </text:list-item>
      </text:list>
      <text:list xml:id="list37757998" text:continue-list="list37759040"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1">&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3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7757351" text:continue-list="list37769528" text:style-name="OOoNum_20_123">
        <text:list-item text:start-value="1">
          <text:p text:style-name="P65">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44"><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981898372"/>special characters<text:alphabetical-index-mark-end text:id="IMark981898372"/>. To insert a special character:</text:p>
      <text:list xml:id="list1570031686" text:style-name="OOoNum_20_123">
        <text:list-item text:start-value="1">
          <text:p text:style-name="P65">Place the cursor <text:span text:style-name="T5">where you want the character to appear.</text:span></text:p>
        </text:list-item>
        <text:list-item>
          <text:p text:style-name="P58">Choose <text:span text:style-name="OOoMenuPath">Insert </text:span><text:span text:style-name="OOoMenuPath"><text:span text:style-name="T21">&gt;</text:span></text:span><text:span text:style-name="OOoMenuPath"> Special Character</text:span> to <text:span text:style-name="T5">open the Special Characters dialog.</text:span></text:p>
        </text:list-item>
        <text:list-item>
          <text:p text:style-name="P54"><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0"><draw:text-box fo:min-height="2.9256in"><text:p text:style-name="OOoFigureCaption"><draw:frame draw:style-name="fr15" draw:name="graphics59" text:anchor-type="as-char" svg:width="5.5957in" svg:height="2.6882in" draw:z-index="41"><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981898372"/>non-breaking hyphen<text:alphabetical-index-mark-end text:id="IMark981898372"/>.</text:p>
      <text:p text:style-name="P4">To enter en and em <text:alphabetical-index-mark-start text:id="IMark981898372"/>dashes<text:alphabetical-index-mark-end text:id="IMark981898372"/>,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981898372"/>tab stops<text:alphabetical-index-mark-end text:id="IMark98189837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9">To define <text:alphabetical-index-mark-start text:id="IMark981898372"/>indents<text:alphabetical-index-mark-end text:id="IMark981898372"/>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60"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4.6008in" draw:z-index="45"><draw:text-box fo:min-height="1.2661in"><text:p text:style-name="P44"><draw:frame draw:style-name="fr10" draw:name="graphics261" text:anchor-type="as-char" svg:width="4.6008in" svg:height="1.0307in" draw:z-index="46"><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981784108"/>measurement unit<text:alphabetical-index-mark-end text:id="IMark981784108"/>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47"><draw:text-box fo:min-height="1.5909in"><text:p text:style-name="P45"><draw:frame draw:style-name="fr21" draw:name="graphics60" text:anchor-type="as-char" svg:width="1.3543in" svg:height="1.311in" draw:z-index="48"><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981784108"/>spelling checker<text:alphabetical-index-mark-end text:id="IMark981784108"/>,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49"><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50"><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7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981784108"/>dictionary<text:alphabetical-index-mark-end text:id="IMark981784108"/> language (for example, Spanish, French, or German) on the Spelling and Grammar dialog.</text:p>
        </text:list-item>
        <text:list-item>
          <text:p text:style-name="P69">You can add a word to the dictionary. Click <text:span text:style-name="OOoMenuPath">Add</text:span> in the Spelling and Grammar dialog and pick the dictionary to add it to.</text:p>
        </text:list-item>
        <text:list-item>
          <text:p text:style-name="P70">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7763621" text:continue-list="list37757998"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981898372"/>grammar checker<text:alphabetical-index-mark-end text:id="IMark98189837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7116450557643519767" text:style-name="L1">
        <text:list-item>
          <text:list>
            <text:list-header>
              <text:p text:style-name="P78">LanguageTool adds a new menu item and sub-menu to the Tools menu, from which you can configure the tool and check or recheck the document.</text:p>
            </text:list-header>
          </text:list>
        </text:list-item>
      </text:list>
      <text:h text:style-name="P61"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51"><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981898372"/>AutoCorrect<text:alphabetical-index-mark-end text:id="IMark981898372"/><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981774168"/>special characters<text:alphabetical-index-mark-end text:id="IMark981774168"/>.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75">Add (append) a space automatically after an accepted word</text:p>
        </text:list-item>
      </text:list>
      <text:list xml:id="list37769796" text:continue-list="list37763621"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7776240" text:continue-list="list37757351" text:style-name="OOoNum_20_123">
        <text:list-item text:start-value="1">
          <text:p text:style-name="OOoNum_20_123_20_Start">Type the text into your document.</text:p>
        </text:list-item>
        <text:list-item>
          <text:p text:style-name="OOoNum_20_123_20_Cont.">Select the text.</text:p>
        </text:list-item>
        <text:list-item>
          <text:p text:style-name="P59">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6.0465in" draw:z-index="53"><draw:text-box fo:min-height="2.3035in"><text:p text:style-name="P19"><draw:frame draw:style-name="fr10" draw:name="graphics64" text:anchor-type="as-char" svg:width="5.9055in" svg:height="1.1772in" draw:z-index="54"><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6.6661in" draw:z-index="55"><draw:text-box fo:min-height="2.2272in"><text:p text:style-name="OOoFigure"><draw:frame draw:style-name="fr15" draw:name="graphics65" text:anchor-type="as-char" svg:width="6.6661in" svg:height="0.6299in" draw:z-index="58"><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7759596" text:continue-list="list37769796"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7749102" text:continue-list="list37759596"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56"><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59"><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63">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7">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7">On the Paragraph Style dialog (Figure <text:sequence-ref text:reference-format="value" text:ref-name="refFigure19">20</text:sequence-ref>), go to the <text:span text:style-name="OOoStrongEmphasis">Text Flow</text:span> page.</text:p>
        </text:list-item>
        <text:list-item>
          <text:p text:style-name="P54"><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7"><draw:text-box fo:min-height="1.7937in"><text:p text:style-name="OOoFigureCaption"><draw:frame draw:style-name="fr25" draw:name="graphics34" text:anchor-type="as-char" svg:width="5.75in" svg:height="2.0236in" draw:z-index="8"><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5.4799in" draw:z-index="9"><draw:text-box fo:min-height="1.4409in"><text:p text:style-name="P37"><draw:frame draw:style-name="fr26" draw:name="graphics67" text:anchor-type="as-char" svg:width="5.4366in" svg:height="1.1783in" draw:z-index="10"><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64696752"/>page layouts<text:alphabetical-index-mark-end text:id="IMark64696752"/>: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60"><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61"><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62"><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63"><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7775223" text:continue-list="list37776240" text:style-name="OOoNum_20_123">
        <text:list-item text:start-value="1">
          <text:p text:style-name="P64">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59">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59">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56"><text:soft-page-break/>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7765550" text:continue-list="list3777522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6">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7775670" text:continue-list="list37765550" text:style-name="OOoNum_20_123">
        <text:list-item text:start-value="1">
          <text:p text:style-name="OOoNum_20_123_20_Start">Type the word “page” and a space, then insert the page number as above.</text:p>
        </text:list-item>
        <text:list-item>
          <text:p text:style-name="P56">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7749337" text:continue-list="list37775670" text:style-name="OOoNum_20_123">
        <text:list-item text:start-value="1">
          <text:p text:style-name="P65"><text:span text:style-name="OOoKeystroke"><text:span text:style-name="T9">Place the c</text:span></text:span>ursor in the first paragraph of the new page.</text:p>
        </text:list-item>
        <text:list-item>
          <text:p text:style-name="P59"><text:span text:style-name="OOoMenuPath"><text:span text:style-name="T5">Choose </text:span></text:span><text:span text:style-name="OOoMenuPath">Format </text:span><text:span text:style-name="OOoMenuPath"><text:span text:style-name="T21">&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7761325" text:continue-list="list37749337" text:style-name="OOoNum_20_123">
        <text:list-item text:start-value="1">
          <text:p text:style-name="P64"><text:span text:style-name="OOoMenuPath">Insert </text:span><text:span text:style-name="OOoMenuPath"><text:span text:style-name="T21">&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7747117" text:continue-list="list37749102"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7754426" text:continue-list="list37761325"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7765041" text:continue-list="list3775442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7773939" text:continue-list="list37765041"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9">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7750690" text:continue-list="list37773939" text:style-name="OOoNum_20_123">
        <text:list-item text:start-value="1">
          <text:p text:style-name="P65"><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7744617" text:continue-list="list37747117"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74">From the main menu, choose<text:span text:style-name="OOoMenuPath"> Insert </text:span><text:span text:style-name="OOoMenuPath"><text:span text:style-name="T21">&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2">&gt;</text:span></text:span><text:span text:style-name="OOoMenuPath"><text:span text:style-name="T1"> Insert </text:span></text:span><text:span text:style-name="OOoMenuPath"><text:span text:style-name="T22">&gt;</text:span></text:span><text:span text:style-name="OOoMenuPath"><text:span text:style-name="T1"> Table</text:span></text:span><text:span text:style-name="OOoMenuPath"><text:span text:style-name="T5">.</text:span></text:span></text:p>
        </text:list-item>
      </text:list>
      <text:list xml:id="list37744589" text:continue-list="list37744617" text:style-name="OOoBullets_20_1">
        <text:list-item>
          <text:p text:style-name="P71">Press <text:span text:style-name="OOoKeystroke">Ctrl+F12</text:span> on the keyboard.</text:p>
        </text:list-item>
        <text:list-item>
          <text:p text:style-name="P76">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7766505" text:continue-list="list37750690"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9">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56">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7750396" text:continue-list="list37766505"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7746833" text:continue-list="list37744589"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7769637"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7751523"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37771882" text:continue-list="list37750396" text:style-name="OOoNum_20_123">
        <text:list-item text:start-value="1">
          <text:p text:style-name="OOoNum_20_123_20_Start">Click inside the Writer table.</text:p>
        </text:list-item>
        <text:list-item>
          <text:p text:style-name="P59"><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7773315" text:continue-list="list37771882" text:style-name="OOoNum_20_123">
        <text:list-item text:start-value="1">
          <text:p text:style-name="P64">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56">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7748957" text:continue-list="list37773315" text:style-name="OOoNum_20_123">
        <text:list-item text:start-value="1">
          <text:p text:style-name="OOoNum_20_123_20_Start">Click where you want to insert the file.</text:p>
        </text:list-item>
        <text:list-item>
          <text:p text:style-name="P59">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7756620"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7765946" text:continue-list="list3775662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7755951" text:continue-numbering="true" text:style-name="OOoNum_20_123">
        <text:list-item>
          <text:p text:style-name="P54">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7764048" text:continue-list="list37751523"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text:soft-page-break/>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64">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8">Save versions that are stored as part of the original file. However, this method can cause problems with documents of non-trivial size or complexity, especially if you save a lot of versions. Avoid this method if you can.</text:p>
        </text:list-item>
      </text:list>
      <text:list xml:id="list37758454" text:continue-list="list37755951" text:style-name="OOoNum_20_123">
        <text:list-header>
          <text:p text:style-name="P57"/>
        </text:list-header>
      </text:list>
      <text:list xml:id="list37745428" text:continue-list="list48366935" text:style-name="OOoNum_20_123">
        <text:list-item>
          <text:p text:style-name="P55">Use Writer’s change marks (often called “red lines” or “<text:alphabetical-index-mark-start text:id="IMark991448364"/>revision marks<text:alphabetical-index-mark-end text:id="IMark991448364"/>”)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7745909" text:continue-list="list37764048" text:style-name="OOoBullets_20_1">
        <text:list-item>
          <text:p text:style-name="OOoList_20_1_20_End">Cross-references</text:p>
        </text:list-item>
      </text:list>
      <text:p text:style-name="OOoTextBody_5f_ListIntro"><text:soft-page-break/>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7769176" text:continue-list="list37745909"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2" text:outline-level="3">Using Hyperlinks</text:h>
      <text:p text:style-name="OOoTextBody_5f_ListIntro">The easiest way to insert a hyperlink to another part of the same document is by using the Navigator:</text:p>
      <text:list xml:id="list37751062" text:continue-list="list37758454" text:style-name="OOoNum_20_123">
        <text:list-item text:start-value="1">
          <text:p text:style-name="OOoNum_20_123_20_Start">Open the document containing the items you want to cross-reference.</text:p>
        </text:list-item>
        <text:list-item>
          <text:p text:style-name="P59">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text:soft-page-break/>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991447884"/><text:alphabetical-index-mark-start text:id="IMark991447404" text:key1="fields"/>bookmarks<text:alphabetical-index-mark-end text:id="IMark991447404"/><text:alphabetical-index-mark-end text:id="IMark99144788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7748070" text:continue-list="list37751062" text:style-name="OOoNum_20_123">
        <text:list-item text:start-value="1">
          <text:p text:style-name="OOoNum_20_123_20_Start">In your document, place the cursor where you want the cross-reference to appear.</text:p>
        </text:list-item>
        <text:list-item>
          <text:p text:style-name="P59">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0">”</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7750635" text:continue-list="list37748070" text:style-name="OOoNum_20_123">
        <text:list-item text:start-value="1">
          <text:p text:style-name="P64">Select the text you want to bookmark. Click <text:span text:style-name="OOoMenuPath"><text:span text:style-name="T3">Insert </text:span></text:span><text:span text:style-name="OOoMenuPath"><text:span text:style-name="T23">&gt;</text:span></text:span><text:span text:style-name="OOoMenuPath"><text:span text:style-name="T3"> Bookmark</text:span></text:span>.</text:p>
        </text:list-item>
        <text:list-item>
          <text:p text:style-name="OOoNum_20_123_20_End">On the <text:alphabetical-index-mark-start text:id="IMark991447692"/>Insert Bookmark dialog<text:alphabetical-index-mark-end text:id="IMark991447692"/>,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soft-page-break/>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7756924" text:continue-list="list37769176"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ans3" svg:font-family="'DejaVu Sans', sans-serif"/>
    <style:font-face style:name="DejaVu Serif4" svg:font-family="'DejaVu Serif', serif"/>
    <style:font-face style:name="LiberationSans" svg:font-family="LiberationSans"/>
    <style:font-face style:name="Lucidasans1" svg:font-family="Lucidasans"/>
    <style:font-face style:name="Times New Roman2"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36</text:page-number></text:p>
      </style:footer>
    </style:master-page>
    <style:master-page style:name="OOoFrontMatter" style:page-layout-name="Mpm7">
      <style:footer>
        <text:p text:style-name="MP2"><text:title>Chapter 3 
Getting Started with Writer</text:title> | <text:page-number text:select-page="current">3</text:page-number></text:p>
      </style:footer>
      <style:footer-left>
        <text:p text:style-name="OOoFooter"><text:page-number text:select-page="current">4</text:page-number>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6</text:page-number></text:p>
      </style:footer>
      <style:footer-left>
        <text:p text:style-name="OOoFooter"><text:page-number text:select-page="current">36</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7-01T17:52:28.93</dc:date>
    <dc:creator>Keith McKenna</dc:creator>
    <meta:editing-duration>PT18H41M58S</meta:editing-duration>
    <meta:editing-cycles>132</meta:editing-cycles>
    <meta:generator>OpenOffice/4.1.12$Win32 OpenOffice.org_project/4112m1$Build-9809</meta:generator>
    <meta:document-statistic meta:table-count="28" meta:image-count="41" meta:object-count="0" meta:page-count="37" meta:paragraph-count="692" meta:word-count="10163" meta:character-count="57861"/>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